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d9e0" officeooo:paragraph-rsid="0018d9e0"/>
    </style:style>
    <style:style style:name="P2" style:family="paragraph" style:parent-style-name="Standard">
      <style:text-properties officeooo:rsid="0018d9e0" officeooo:paragraph-rsid="001e7f44"/>
    </style:style>
    <style:style style:name="P3" style:family="paragraph" style:parent-style-name="Standard">
      <style:text-properties officeooo:rsid="0018d9e0" officeooo:paragraph-rsid="00211c88"/>
    </style:style>
    <style:style style:name="P4" style:family="paragraph" style:parent-style-name="Standard">
      <style:text-properties officeooo:rsid="001bf76c" officeooo:paragraph-rsid="001bf76c"/>
    </style:style>
    <style:style style:name="P5" style:family="paragraph" style:parent-style-name="Standard">
      <style:text-properties officeooo:rsid="001ff876" officeooo:paragraph-rsid="00211c88"/>
    </style:style>
    <style:style style:name="P6" style:family="paragraph" style:parent-style-name="Standard">
      <style:text-properties officeooo:rsid="001e7f44" officeooo:paragraph-rsid="001e7f44"/>
    </style:style>
    <style:style style:name="T1" style:family="text">
      <style:text-properties officeooo:rsid="001d5f48"/>
    </style:style>
    <style:style style:name="T2" style:family="text">
      <style:text-properties officeooo:rsid="001e7f44"/>
    </style:style>
    <style:style style:name="T3" style:family="text">
      <style:text-properties officeooo:rsid="001ee086"/>
    </style:style>
    <style:style style:name="T4" style:family="text">
      <style:text-properties officeooo:rsid="001ff876"/>
    </style:style>
    <style:style style:name="T5" style:family="text">
      <style:text-properties officeooo:rsid="002136c8"/>
    </style:style>
    <style:style style:name="T6" style:family="text">
      <style:text-properties officeooo:rsid="0023182d"/>
    </style:style>
    <style:style style:name="T7" style:family="text">
      <style:text-properties officeooo:rsid="002436aa"/>
    </style:style>
    <style:style style:name="T8" style:family="text">
      <style:text-properties officeooo:rsid="002486f7"/>
    </style:style>
    <style:style style:name="T9" style:family="text">
      <style:text-properties officeooo:rsid="0026f902"/>
    </style:style>
    <style:style style:name="T10" style:family="text">
      <style:text-properties officeooo:rsid="0027849b"/>
    </style:style>
    <style:style style:name="T11" style:family="text">
      <style:text-properties officeooo:rsid="0029cc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→<text:span text:style-name="T2"> Définition d'un rôle pour chaque membre du groupe pour le futur.</text:span></text:p>
      <text:p text:style-name="P2">→<text:span text:style-name="T3"> XP pour le développement, avec pair programming.</text:span></text:p>
      <text:p text:style-name="P3">→<text:span text:style-name="T4"> Demande d'ajout au Slack + Github.</text:span></text:p>
      <text:p text:style-name="P5">→ Développer dès que possible, et ne pas faire que de la documentation.</text:p>
      <text:p text:style-name="P3">→<text:span text:style-name="T5"> Le client n'est pas intéressé de la doc.</text:span></text:p>
      <text:p text:style-name="P2"><text:span text:style-name="T2">→ </text:span>Shinken / Stash =&gt; Différents types de données reçus.</text:p>
      <text:p text:style-name="P2"><text:span text:style-name="T2">→ </text:span>Adaptabilité du logiciel au niveaux des Entrées / Sorties / Algorithmes.</text:p>
      <text:p text:style-name="P1"><text:tab/>=&gt; Entrées et Sorties facilement ajoutables via la création d'une nouvelle classe.</text:p>
      <text:p text:style-name="P1"><text:tab/>=&gt; Implémentations de plusieurs algorithmes dans le logiciel.</text:p>
      <text:p text:style-name="P2"><text:span text:style-name="T2">→ </text:span>Génération de l'UI via Angular JS2 =&gt; Développement via TypeScript + LESS / SAS.</text:p>
      <text:p text:style-name="P2"><text:span text:style-name="T2">→ </text:span>Spark → <text:span text:style-name="T9">Bibliothèque</text:span> / Framework permettant de faire du Machine Learning <text:span text:style-name="T6">(ML Lib)</text:span>.</text:p>
      <text:p text:style-name="P1"><text:span text:style-name="T2">→ </text:span>Spark → Utilisation du Langage SCALA.</text:p>
      <text:p text:style-name="P1">→<text:span text:style-name="T2"> </text:span>Serveur Linux de type Apache Mesos pour multi machine + machine exclusivement <text:span text:style-name="T10">sous </text:span>Linux.</text:p>
      <text:p text:style-name="P4">→<text:span text:style-name="T2"> </text:span>Temps réel =&gt; Batch de X secondes entre chaque envoi de données.</text:p>
      <text:p text:style-name="P4">→<text:span text:style-name="T2"> </text:span>Algorithme de classification pour la Machine Learning.</text:p>
      <text:p text:style-name="P4">→<text:span text:style-name="T1"> Traiter uniquement ce qui est critique / Warning.</text:span></text:p>
      <text:p text:style-name="P6">→ UI : Sert à étalonner / Consulter les logs via des graphes dessiné<text:span text:style-name="T11">s par une lib externe.</text:span></text:p>
      <text:p text:style-name="P2">→<text:span text:style-name="T2"> Stocker les logs dans une base de données de type Mango (NoSQL). </text:span></text:p>
      <text:p text:style-name="P2"><text:tab/><text:span text:style-name="T2">RQ : Ne pas utiliser CASSANDRA</text:span></text:p>
      <text:p text:style-name="P2">→<text:span text:style-name="T2"> Robustesse sur du long terme d'utilisation = Éviter les fuites mémoires.</text:span></text:p>
      <text:p text:style-name="P2">→<text:span text:style-name="T2"> Classification binaires des logs, ainsi qu'une classification plus complexe.</text:span></text:p>
      <text:p text:style-name="P2">→<text:span text:style-name="T2"> Spring Data pour interagir avec la DB via des objets JSON automatiquement générés par Spring.</text:span></text:p>
      <text:p text:style-name="P4">→<text:span text:style-name="T2"> Traitement des Batchs sauvegardés dans un tampon ? Oui / Non.</text:span></text:p>
      <text:p text:style-name="P4">→<text:span text:style-name="T8"> Développement du langage et de l'UI en Anglais, avec des noms de méthodes, classes et variables longs mais préc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3:24:33.214721296</meta:creation-date>
    <meta:generator>LibreOffice/5.0.3.2$Windows_x86 LibreOffice_project/e5f16313668ac592c1bfb310f4390624e3dbfb75</meta:generator>
    <dc:date>2016-10-22T23:11:54.119000000</dc:date>
    <meta:editing-duration>PT24M9S</meta:editing-duration>
    <meta:editing-cycles>27</meta:editing-cycles>
    <meta:document-statistic meta:table-count="0" meta:image-count="0" meta:object-count="0" meta:page-count="1" meta:paragraph-count="24" meta:word-count="279" meta:character-count="1622" meta:non-whitespace-character-count="1363"/>
  </office:meta>
</office:document-meta>
</file>